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b6b0" officeooo:paragraph-rsid="001fb6b0"/>
    </style:style>
    <style:style style:name="P2" style:family="paragraph" style:parent-style-name="Standard">
      <style:paragraph-properties fo:text-align="start" style:justify-single-word="false"/>
      <style:text-properties officeooo:rsid="001fb6b0" officeooo:paragraph-rsid="001fb6b0"/>
    </style:style>
    <style:style style:name="P3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21583d" officeooo:paragraph-rsid="0021583d"/>
    </style:style>
    <style:style style:name="P5" style:family="paragraph" style:parent-style-name="Standard">
      <style:paragraph-properties fo:text-align="start" style:justify-single-word="false"/>
      <style:text-properties officeooo:rsid="00232e51" officeooo:paragraph-rsid="00232e51"/>
    </style:style>
    <style:style style:name="P6" style:family="paragraph" style:parent-style-name="Standard">
      <style:paragraph-properties fo:text-align="start" style:justify-single-word="false"/>
      <style:text-properties officeooo:rsid="00232e51" officeooo:paragraph-rsid="002474f8"/>
    </style:style>
    <style:style style:name="P7" style:family="paragraph" style:parent-style-name="Standard">
      <style:paragraph-properties fo:text-align="start" style:justify-single-word="false"/>
      <style:text-properties officeooo:rsid="002474f8" officeooo:paragraph-rsid="0021583d"/>
    </style:style>
    <style:style style:name="P8" style:family="paragraph" style:parent-style-name="Standard">
      <style:paragraph-properties fo:text-align="start" style:justify-single-word="false"/>
      <style:text-properties officeooo:rsid="002474f8" officeooo:paragraph-rsid="002474f8"/>
    </style:style>
    <style:style style:name="P9" style:family="paragraph" style:parent-style-name="Standard">
      <style:paragraph-properties fo:text-align="start" style:justify-single-word="false"/>
      <style:text-properties officeooo:rsid="00264a16" officeooo:paragraph-rsid="00264a16"/>
    </style:style>
    <style:style style:name="P10" style:family="paragraph" style:parent-style-name="Standard">
      <style:paragraph-properties fo:text-align="start" style:justify-single-word="false"/>
      <style:text-properties officeooo:rsid="00282f4b" officeooo:paragraph-rsid="00282f4b"/>
    </style:style>
    <style:style style:name="P11" style:family="paragraph" style:parent-style-name="Standard">
      <style:paragraph-properties fo:text-align="start" style:justify-single-word="false"/>
      <style:text-properties officeooo:rsid="00282f4b" officeooo:paragraph-rsid="00285924"/>
    </style:style>
    <style:style style:name="P12" style:family="paragraph" style:parent-style-name="Standard">
      <style:paragraph-properties fo:text-align="start" style:justify-single-word="false"/>
      <style:text-properties officeooo:rsid="00285924" officeooo:paragraph-rsid="00285924"/>
    </style:style>
    <style:style style:name="P13" style:family="paragraph" style:parent-style-name="Standard">
      <style:paragraph-properties fo:text-align="start" style:justify-single-word="false"/>
      <style:text-properties officeooo:rsid="002975a8" officeooo:paragraph-rsid="002975a8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2a400a" officeooo:paragraph-rsid="002a400a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2bc663" officeooo:paragraph-rsid="002bc663" fo:background-color="transparent"/>
    </style:style>
    <style:style style:name="P17" style:family="paragraph" style:parent-style-name="Standard">
      <style:paragraph-properties fo:text-align="start" style:justify-single-word="false"/>
      <style:text-properties officeooo:rsid="002bc663" officeooo:paragraph-rsid="002d2a66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2d2a66" officeooo:paragraph-rsid="002d2a66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e7dfe" officeooo:paragraph-rsid="002e7dfe" fo:background-color="transparent"/>
    </style:style>
    <style:style style:name="P20" style:family="paragraph" style:parent-style-name="Standard" style:list-style-name="L1">
      <style:text-properties officeooo:rsid="001fb6b0" officeooo:paragraph-rsid="001fb6b0" fo:background-color="#ffff00"/>
    </style:style>
    <style:style style:name="P21" style:family="paragraph" style:parent-style-name="Standard">
      <style:text-properties officeooo:rsid="001fb6b0" officeooo:paragraph-rsid="001fb6b0" fo:background-color="#ffff00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1583d" officeooo:paragraph-rsid="0021583d" fo:background-color="#ffff00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1583d" officeooo:paragraph-rsid="00285924" fo:background-color="#ffff00"/>
    </style:style>
    <style:style style:name="P24" style:family="paragraph" style:parent-style-name="Standard">
      <style:paragraph-properties fo:text-align="start" style:justify-single-word="false"/>
      <style:text-properties officeooo:rsid="0021583d" officeooo:paragraph-rsid="0021583d"/>
    </style:style>
    <style:style style:name="P25" style:family="paragraph" style:parent-style-name="Standard">
      <style:text-properties officeooo:rsid="001fb6b0" officeooo:paragraph-rsid="001fb6b0"/>
    </style:style>
    <style:style style:name="T1" style:family="text">
      <style:text-properties officeooo:rsid="00232e51"/>
    </style:style>
    <style:style style:name="T2" style:family="text">
      <style:text-properties officeooo:rsid="002474f8"/>
    </style:style>
    <style:style style:name="T3" style:family="text">
      <style:text-properties officeooo:rsid="00264a16"/>
    </style:style>
    <style:style style:name="T4" style:family="text">
      <style:text-properties officeooo:rsid="00282f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85924"/>
    </style:style>
    <style:style style:name="T7" style:family="text">
      <style:text-properties officeooo:rsid="00285924"/>
    </style:style>
    <style:style style:name="T8" style:family="text">
      <style:text-properties officeooo:rsid="002975a8"/>
    </style:style>
    <style:style style:name="T9" style:family="text">
      <style:text-properties officeooo:rsid="002a400a"/>
    </style:style>
    <style:style style:name="T10" style:family="text">
      <style:text-properties officeooo:rsid="002bc663"/>
    </style:style>
    <style:style style:name="T11" style:family="text">
      <style:text-properties officeooo:rsid="002d2a66"/>
    </style:style>
    <style:style style:name="T12" style:family="text">
      <style:text-properties officeooo:rsid="002e7dfe"/>
    </style:style>
    <style:style style:name="T13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text:span text:style-name="T2">5</text:span> &amp; CSS <text:s/><text:span text:style-name="T3">(freecodecamp.org)</text:span></text:p>
      <text:p text:style-name="P1"><text:span text:style-name="T13"/></text:p>
      <text:p text:style-name="P1"/>
      <text:list xml:id="list2146930672" text:style-name="L1">
        <text:list-item>
          <text:p text:style-name="P20">images</text:p>
        </text:list-item>
      </text:list>
      <text:p text:style-name="P1">&lt;!-- add images --&gt;</text:p>
      <text:p text:style-name="P1">&lt;img src="url" alt="texto no disponible"&gt;</text:p>
      <text:p text:style-name="P2"/>
      <text:p text:style-name="P2">&lt;!-- size --&gt;</text:p>
      <text:p text:style-name="P2">&lt;style&gt; </text:p>
      <text:p text:style-name="P2"><text:tab/>.class-name {</text:p>
      <text:p text:style-name="P2"><text:tab/><text:tab/>width: 500px;<text:tab/></text:p>
      <text:p text:style-name="P2"><text:tab/>}</text:p>
      <text:p text:style-name="P2">&lt;/style&gt;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>&lt;!-- around (width, color, style, border...) --&gt;</text:p>
      <text:p text:style-name="P2">&lt;style&gt;</text:p>
      <text:p text:style-name="P2"><text:tab/>.thin-red-border {</text:p>
      <text:p text:style-name="P2"><text:tab/><text:tab/>border-color: red;</text:p>
      <text:p text:style-name="P2"><text:tab/><text:tab/>border-width: 5px;</text:p>
      <text:p text:style-name="P2"><text:tab/><text:tab/>border-style: solid;</text:p>
      <text:p text:style-name="P2"><text:tab/><text:tab/></text:p>
      <text:p text:style-name="P2"><text:tab/><text:tab/>border-radius: 10px;</text:p>
      <text:p text:style-name="P2"><text:tab/><text:tab/>border-radius: 50%;</text:p>
      <text:p text:style-name="P2"><text:tab/>}</text:p>
      <text:p text:style-name="P2">&lt;/style&gt;</text:p>
      <text:p text:style-name="P2"/>
      <text:p text:style-name="P4">&lt;!-- turn <text:span text:style-name="T1">a </text:span>image into a link–&gt;</text:p>
      <text:p text:style-name="P8">&lt;a href=”#”&gt;&lt;img src=”url” alt=”nu esta <text:span text:style-name="T3">D:</text:span>”&gt;&lt;/a&gt;</text:p>
      <text:p text:style-name="P4"/>
      <text:list xml:id="list1471348086" text:style-name="L2">
        <text:list-item>
          <text:p text:style-name="P22">Anchor elements</text:p>
        </text:list-item>
      </text:list>
      <text:p text:style-name="P4"/>
      <text:p text:style-name="P5"><text:bookmark-start text:name="__DdeLink__154_528949328"/>&lt;!-- anchor inside a p<text:bookmark-start text:name="__DdeLink__151_528949328"/> --&gt;<text:bookmark-end text:name="__DdeLink__154_528949328"/><text:bookmark-end text:name="__DdeLink__151_528949328"/></text:p>
      <text:p text:style-name="P5">&lt;p&gt; Here’s a</text:p>
      <text:p text:style-name="P5"><text:tab/>&lt;a href=”url”&gt; link to this url&lt;/a&gt;</text:p>
      <text:p text:style-name="P5">text … &lt;/p&gt;</text:p>
      <text:p text:style-name="P4"/>
      <text:p text:style-name="P5">&lt;!-- <text:span text:style-name="T2">dead links</text:span><text:bookmark-start text:name="__DdeLink__151_5289493281"/> <text:bookmark-end text:name="__DdeLink__151_5289493281"/>--&gt;</text:p>
      <text:p text:style-name="P8">&lt;p&gt; haz click aquí &lt;a href=#&gt; para mas fotos&lt;/a&gt; &lt;/p&gt;</text:p>
      <text:p text:style-name="P8"/>
      <text:p text:style-name="P6">&lt;!-- <text:span text:style-name="T2">turn a image into a link</text:span><text:bookmark-start text:name="__DdeLink__151_52894932811"/> <text:bookmark-end text:name="__DdeLink__151_52894932811"/>--&gt;</text:p>
      <text:p text:style-name="P8">&lt;a hred=”#”</text:p>
      <text:p text:style-name="P8"/>
      <text:p text:style-name="P8"/>
      <text:list xml:id="list120020287260737" text:continue-numbering="true" text:style-name="L2">
        <text:list-item>
          <text:p text:style-name="P22">List (ordened / unordened)</text:p>
        </text:list-item>
      </text:list>
      <text:p text:style-name="P4"><text:soft-page-break/></text:p>
      <text:p text:style-name="P8">&lt;!-- ordened --&gt;</text:p>
      <text:p text:style-name="P8">&lt;<text:span text:style-name="T3">ol</text:span>&gt;</text:p>
      <text:p text:style-name="P8"><text:tab/>&lt;li&gt;element1&lt;/li&gt;</text:p>
      <text:p text:style-name="P8"><text:tab/>&lt;li&gt;element2&lt;/li&gt;</text:p>
      <text:p text:style-name="P8"><text:tab/>...</text:p>
      <text:p text:style-name="P8">&lt;/<text:span text:style-name="T3">ol</text:span>&gt;</text:p>
      <text:p text:style-name="P8"/>
      <text:p text:style-name="P8">&lt;!-- unordened --&gt; </text:p>
      <text:p text:style-name="P8">&lt;ul&gt;</text:p>
      <text:p text:style-name="P8"><text:tab/>&lt;li&gt;element1&lt;/li&gt;</text:p>
      <text:p text:style-name="P8"><text:tab/>&lt;li&gt;element2&lt;/li&gt;</text:p>
      <text:p text:style-name="P8"><text:tab/>...<text:tab/></text:p>
      <text:p text:style-name="P8">&lt;/ul&gt;</text:p>
      <text:p text:style-name="P7"/>
      <text:list xml:id="list120019572891594" text:continue-numbering="true" text:style-name="L2">
        <text:list-item>
          <text:p text:style-name="P22">Text field <text:span text:style-name="T3">(placeholder)</text:span></text:p>
          <text:p text:style-name="P22"/>
        </text:list-item>
      </text:list>
      <text:p text:style-name="P9">&lt;input type=”text”&gt;</text:p>
      <text:p text:style-name="P9">&lt;input type=”text” placeholder=”placeholder text :D”&gt;</text:p>
      <text:p text:style-name="P4"/>
      <text:list xml:id="list120019438329401" text:continue-numbering="true" text:style-name="L2">
        <text:list-item>
          <text:p text:style-name="P22">Form (submit button, require field, radio buttom, set of checkbox)</text:p>
          <text:p text:style-name="P22"/>
        </text:list-item>
      </text:list>
      <text:p text:style-name="P9">&lt;form action=”/url-submit-data”&gt; </text:p>
      <text:p text:style-name="P9"><text:tab/>&lt;input type=”text” placeholder=”must write D:” required&gt;</text:p>
      <text:p text:style-name="P9"><text:tab/>&lt;buttom type=”submit” <text:span text:style-name="T4">this submits de form ^^ </text:span>&gt;</text:p>
      <text:p text:style-name="P9">&lt;/form&gt;</text:p>
      <text:p text:style-name="P9"/>
      <text:p text:style-name="P10">&lt;label&gt; </text:p>
      <text:p text:style-name="P10"><text:tab/>&lt;input type=”radio” name=”group1” <text:span text:style-name="T5">checked</text:span>&gt; text</text:p>
      <text:p text:style-name="P10">&lt;/label&gt;</text:p>
      <text:p text:style-name="P10"/>
      <text:p text:style-name="P10">&lt;label&gt;</text:p>
      <text:p text:style-name="P10"><text:tab/>&lt;input type=”chechbox” name=”group1”&gt; text</text:p>
      <text:p text:style-name="P10">&lt;/label&gt;</text:p>
      <text:p text:style-name="P10"/>
      <text:list xml:id="list120018850645816" text:continue-numbering="true" text:style-name="L2">
        <text:list-item>
          <text:p text:style-name="P22">Div element</text:p>
        </text:list-item>
      </text:list>
      <text:p text:style-name="P4"/>
      <text:p text:style-name="P10">&lt;!-- nest many elements within a single div <text:span text:style-name="T7">--&gt; </text:span></text:p>
      <text:p text:style-name="P10"/>
      <text:p text:style-name="P10"><text:tab/><text:span text:style-name="T7">&lt;style&gt;</text:span></text:p>
      <text:p text:style-name="P11"><text:tab/><text:tab/>.<text:span text:style-name="T7">background-red {</text:span></text:p>
      <text:p text:style-name="P11"><text:tab/><text:tab/><text:tab/><text:span text:style-name="T7">background-color: red;</text:span></text:p>
      <text:p text:style-name="P12"><text:tab/><text:tab/>}</text:p>
      <text:p text:style-name="P10"><text:tab/><text:span text:style-name="T7">&lt;/style&gt;</text:span></text:p>
      <text:p text:style-name="P10"/>
      <text:p text:style-name="P10"><text:tab/>&lt;div <text:span text:style-name="T6">class”background.red”</text:span>&gt;</text:p>
      <text:p text:style-name="P10"><text:tab/><text:tab/>&lt;p&gt;&lt;/p&gt;</text:p>
      <text:p text:style-name="P10"><text:tab/><text:tab/>&lt;ul&gt; &lt;li&gt;l1&lt;/li&gt; &lt;li&gt;l2&lt;/li&gt; &lt;/ul&gt;</text:p>
      <text:p text:style-name="P10"><text:tab/>&lt;/div&gt;</text:p>
      <text:p text:style-name="P10"><text:soft-page-break/></text:p>
      <text:list xml:id="list120019485865349" text:continue-numbering="true" text:style-name="L2">
        <text:list-item>
          <text:p text:style-name="P23">ID of an Element</text:p>
        </text:list-item>
      </text:list>
      <text:p text:style-name="P12"/>
      <text:p text:style-name="P12">&lt;style&gt;</text:p>
      <text:p text:style-name="P12"><text:tab/>#best-form {</text:p>
      <text:p text:style-name="P12"><text:tab/><text:tab/>background-color: green;<text:tab/></text:p>
      <text:p text:style-name="P12"><text:tab/>}</text:p>
      <text:p text:style-name="P12">&lt;/style&gt;</text:p>
      <text:p text:style-name="P12"/>
      <text:p text:style-name="P12">&lt;form action=”url” id=”best-form”&gt; asdasdasd &lt;/form&gt;</text:p>
      <text:p text:style-name="P12"/>
      <text:p text:style-name="P12"/>
      <text:p text:style-name="P12"/>
      <text:p text:style-name="P12"/>
      <text:list xml:id="list120018913529781" text:continue-numbering="true" text:style-name="L2">
        <text:list-item>
          <text:p text:style-name="P22">Margin, Padding, <text:span text:style-name="T8">Border</text:span></text:p>
        </text:list-item>
      </text:list>
      <text:p text:style-name="P13">&lt;!-- Adjusting --&gt; </text:p>
      <text:p text:style-name="P13">.red-box{ background-color: red; padding: 20px; margin: 20px; border;5px;}</text:p>
      <text:p text:style-name="P13"/>
      <text:p text:style-name="P13">padding (relleno): space between the element and its border</text:p>
      <text:p text:style-name="P13">margin (margen): distance between its border and surrounding elements, <text:span text:style-name="T9">it can be negative;</text:span></text:p>
      <text:p text:style-name="P13"/>
      <text:p text:style-name="P14">&lt;!-- clockwise notation --&gt; </text:p>
      <text:p text:style-name="P14">can specify padding/<text:bookmark-start text:name="__DdeLink__353_2126596499"/>margin<text:bookmark-end text:name="__DdeLink__353_2126596499"/>(top, right, bottom, left) all in one line:</text:p>
      <text:p text:style-name="P14">padding: 10px, 20px, 10px, 20px;</text:p>
      <text:p text:style-name="P14">margin: 10px, 20px, 10px, 20px;</text:p>
      <text:p text:style-name="P3"/>
      <text:list xml:id="list120020666661163" text:continue-numbering="true" text:style-name="L2">
        <text:list-item>
          <text:p text:style-name="P22">Style html body element (inherit styles)</text:p>
        </text:list-item>
      </text:list>
      <text:p text:style-name="P3"/>
      <text:p text:style-name="P14">Every HTML page has a body element</text:p>
      <text:p text:style-name="P14">body { background-color: black; }</text:p>
      <text:p text:style-name="P15">&lt;body style=”color: black”&gt; &lt;/body&gt;</text:p>
      <text:p text:style-name="P3"/>
      <text:p text:style-name="P3"/>
      <text:list xml:id="list120020836071144" text:continue-numbering="true" text:style-name="L2">
        <text:list-item>
          <text:p text:style-name="P22">Priorize and override</text:p>
        </text:list-item>
      </text:list>
      <text:p text:style-name="P3"/>
      <text:p text:style-name="P15"/>
      <text:p text:style-name="P15">summary: class &lt; id &lt; <text:span text:style-name="T10">inline syle &lt; !important</text:span></text:p>
      <text:p text:style-name="P15"/>
      <text:p text:style-name="P15">&lt;!-- prioritze one style over another --&gt;</text:p>
      <text:p text:style-name="P15">our class will override the body element’s</text:p>
      <text:p text:style-name="P15"/>
      <text:p text:style-name="P15">&lt;!-- override styles un subsequent CSS --&gt; </text:p>
      <text:p text:style-name="P15">second class override the first class</text:p>
      <text:p text:style-name="P15">&lt;h1 class = “class1 class2”&gt; hello :D&lt;/h1&gt;</text:p>
      <text:p text:style-name="P15"/>
      <text:p text:style-name="P15">&lt;!-- override <text:span text:style-name="T10">class declaration by styling ID attributes --&gt;</text:span></text:p>
      <text:p text:style-name="P16"><text:bookmark-start text:name="__DdeLink__358_2126596499"/>&lt;h1 id=”colored-text” class=”class-name”&gt; Hello :O&lt;/h1&gt;<text:bookmark-end text:name="__DdeLink__358_2126596499"/></text:p>
      <text:p text:style-name="P15"/>
      <text:p text:style-name="P16">&lt;!-- override all other styles using important →</text:p>
      <text:p text:style-name="P16"><text:soft-page-break/>.pink-text {</text:p>
      <text:p text:style-name="P16"><text:tab/>color: pinkl !important;</text:p>
      <text:p text:style-name="P16">}</text:p>
      <text:p text:style-name="P15"/>
      <text:list xml:id="list120020030828839" text:continue-numbering="true" text:style-name="L2">
        <text:list-item>
          <text:p text:style-name="P22">Hex code / abbreviated hex code / RGB</text:p>
        </text:list-item>
      </text:list>
      <text:p text:style-name="P3"/>
      <text:p text:style-name="P18">background-color: #000000 ;</text:p>
      <text:p text:style-name="P18"><text:tab/><text:tab/> <text:s text:c="9"/>R G B</text:p>
      <text:p text:style-name="P17">&lt;!<text:span text:style-name="T11">-- abreviated hex --&gt; </text:span></text:p>
      <text:p text:style-name="P18">#FF0000 and <text:s/>#F00 as exactly the same, <text:span text:style-name="T12">reduces the total number of possible colors to around 4.000</text:span></text:p>
      <text:p text:style-name="P18"/>
      <text:p text:style-name="P19">&lt;!-- RGB →</text:p>
      <text:p text:style-name="P19">background-color: rgb(255, 255, 25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4:04:45.824066253</meta:creation-date>
    <dc:date>2017-08-26T12:00:18.728462132</dc:date>
    <meta:editing-duration>PT36M49S</meta:editing-duration>
    <meta:editing-cycles>7</meta:editing-cycles>
    <meta:generator>LibreOffice/5.3.5.2$Linux_X86_64 LibreOffice_project/30m0$Build-2</meta:generator>
    <meta:document-statistic meta:table-count="0" meta:image-count="0" meta:object-count="0" meta:page-count="4" meta:paragraph-count="113" meta:word-count="442" meta:character-count="2865" meta:non-whitespace-character-count="2485"/>
  </office:meta>
</office:document-meta>
</file>